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MetaDataProviderFactory.CallMetaDataProvi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llMetaDataProviderFactory.createMetaDataProvider( DataSource dataSource , final CallMetaDataContext con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">
            <text:p text:style-name="Table_20_Contents">4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